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RUNodeIdCache.put( Node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RUNodeIdCache.remove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NodeIdCache.contains( Node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RUNodeIdCach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